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7-05" calcext:value-type="date">
            <text:p>05/07/2025</text:p>
          </table:table-cell>
          <table:table-cell table:style-name="ce63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1" office:value-type="string" calcext:value-type="string">
            <text:p>NF 6405 - process. 07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8-11" calcext:value-type="date">
            <text:p>11/08/2025</text:p>
          </table:table-cell>
          <table:table-cell table:style-name="ce63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1" office:value-type="string" calcext:value-type="string">
            <text:p>NF 6414 - process. 08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14]-[.F14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4])" office:value-type="float" office:value="2880" calcext:value-type="float">
            <text:p>2.880,00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8.131375952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8.1335301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1:51</meta:creation-date>
    <dc:date>2025-09-01T14:07:38.450855505</dc:date>
    <meta:print-date>2020-08-07T10:44:15.279000000</meta:print-date>
    <dc:language>pt-PT</dc:language>
    <meta:editing-cycles>569</meta:editing-cycles>
    <meta:editing-duration>P3DT4H25M16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